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146in"/>
    </style:style>
    <style:style style:name="co2" style:family="table-column">
      <style:table-column-properties fo:break-before="auto" style:column-width="1.439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6783in"/>
    </style:style>
    <style:style style:name="co5" style:family="table-column">
      <style:table-column-properties fo:break-before="auto" style:column-width="0.6354in"/>
    </style:style>
    <style:style style:name="co6" style:family="table-column">
      <style:table-column-properties fo:break-before="auto" style:column-width="0.5819in"/>
    </style:style>
    <style:style style:name="co7" style:family="table-column">
      <style:table-column-properties fo:break-before="auto" style:column-width="0.6898in"/>
    </style:style>
    <style:style style:name="co8" style:family="table-column">
      <style:table-column-properties fo:break-before="auto" style:column-width="0.5717in"/>
    </style:style>
    <style:style style:name="co9" style:family="table-column">
      <style:table-column-properties fo:break-before="auto" style:column-width="0.7102in"/>
    </style:style>
    <style:style style:name="co10" style:family="table-column">
      <style:table-column-properties fo:break-before="auto" style:column-width="0.8717in"/>
    </style:style>
    <style:style style:name="co11" style:family="table-column">
      <style:table-column-properties fo:break-before="auto" style:column-width="1.0429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ioV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number-columns-repeated="2" table:default-cell-style-name="Default"/>
        <table:table-column table:style-name="co8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12" table:number-columns-repeated="2" table:default-cell-style-name="Default"/>
        <table:table-column table:style-name="co12" table:default-cell-style-name="ce1"/>
        <table:table-row table:style-name="ro1">
          <table:table-cell office:value-type="string" calcext:value-type="string">
            <text:p>ReadOrWrite</text:p>
          </table:table-cell>
          <table:table-cell office:value-type="string" calcext:value-type="string">
            <text:p>SequentialOrRandom</text:p>
          </table:table-cell>
          <table:table-cell office:value-type="string" calcext:value-type="string">
            <text:p>TotalTime</text:p>
          </table:table-cell>
          <table:table-cell office:value-type="string" calcext:value-type="string">
            <text:p>Usertime</text:p>
          </table:table-cell>
          <table:table-cell office:value-type="string" calcext:value-type="string">
            <text:p>Systime</text:p>
          </table:table-cell>
          <table:table-cell office:value-type="string" calcext:value-type="string">
            <text:p>Maxrss</text:p>
          </table:table-cell>
          <table:table-cell office:value-type="string" calcext:value-type="string">
            <text:p>Minfaults</text:p>
          </table:table-cell>
          <table:table-cell office:value-type="string" calcext:value-type="string">
            <text:p>Majfaults</text:p>
          </table:table-cell>
          <table:table-cell office:value-type="string" calcext:value-type="string">
            <text:p>Inblock</text:p>
          </table:table-cell>
          <table:table-cell office:value-type="string" calcext:value-type="string">
            <text:p>Outblock</text:p>
          </table:table-cell>
          <table:table-cell office:value-type="string" calcext:value-type="string">
            <text:p>VolCSW</text:p>
          </table:table-cell>
          <table:table-cell office:value-type="string" calcext:value-type="string">
            <text:p>InvolCSV</text:p>
          </table:table-cell>
          <table:table-cell office:value-type="string" calcext:value-type="string">
            <text:p>Filesize</text:p>
          </table:table-cell>
          <table:table-cell office:value-type="string" calcext:value-type="string">
            <text:p>ProcessorCore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Sequential</text:p>
          </table:table-cell>
          <table:table-cell office:value-type="float" office:value="39.171" calcext:value-type="float">
            <text:p>39.171</text:p>
          </table:table-cell>
          <table:table-cell office:value-type="float" office:value="0.096" calcext:value-type="float">
            <text:p>0.096</text:p>
          </table:table-cell>
          <table:table-cell office:value-type="float" office:value="39.075" calcext:value-type="float">
            <text:p>39.075</text:p>
          </table:table-cell>
          <table:table-cell office:value-type="float" office:value="2876" calcext:value-type="float">
            <text:p>2876</text:p>
          </table:table-cell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0" calcext:value-type="float">
            <text:p>0</text:p>
          </table:table-cell>
          <table:table-cell office:value-type="float" office:value="262139" calcext:value-type="float">
            <text:p>262139</text:p>
          </table:table-cell>
          <table:table-cell office:value-type="float" office:value="11" calcext:value-type="float">
            <text:p>11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AVERAGE([.C2:.C6])" office:value-type="float" office:value="39.343" calcext:value-type="float">
            <text:p>39.343</text:p>
          </table:table-cell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Sequential</text:p>
          </table:table-cell>
          <table:table-cell office:value-type="float" office:value="39.418" calcext:value-type="float">
            <text:p>39.418</text:p>
          </table:table-cell>
          <table:table-cell office:value-type="float" office:value="0.078" calcext:value-type="float">
            <text:p>0.078</text:p>
          </table:table-cell>
          <table:table-cell office:value-type="float" office:value="39.341" calcext:value-type="float">
            <text:p>39.341</text:p>
          </table:table-cell>
          <table:table-cell office:value-type="float" office:value="2904" calcext:value-type="float">
            <text:p>2904</text:p>
          </table:table-cell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0" calcext:value-type="float">
            <text:p>0</text:p>
          </table:table-cell>
          <table:table-cell office:value-type="float" office:value="262139" calcext:value-type="float">
            <text:p>262139</text:p>
          </table:table-cell>
          <table:table-cell office:value-type="float" office:value="10" calcext:value-type="float">
            <text:p>1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TDEV([.C2:.C6])" office:value-type="float" office:value="0.106566880408503" calcext:value-type="float">
            <text:p>0.107</text:p>
          </table:table-cell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Sequential</text:p>
          </table:table-cell>
          <table:table-cell office:value-type="float" office:value="39.36" calcext:value-type="float">
            <text:p>39.36</text:p>
          </table:table-cell>
          <table:table-cell office:value-type="float" office:value="0.112" calcext:value-type="float">
            <text:p>0.112</text:p>
          </table:table-cell>
          <table:table-cell office:value-type="float" office:value="39.248" calcext:value-type="float">
            <text:p>39.248</text:p>
          </table:table-cell>
          <table:table-cell office:value-type="float" office:value="2940" calcext:value-type="float">
            <text:p>2940</text:p>
          </table:table-cell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0" calcext:value-type="float">
            <text:p>0</text:p>
          </table:table-cell>
          <table:table-cell office:value-type="float" office:value="262135" calcext:value-type="float">
            <text:p>262135</text:p>
          </table:table-cell>
          <table:table-cell office:value-type="float" office:value="16" calcext:value-type="float">
            <text:p>16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Sequential</text:p>
          </table:table-cell>
          <table:table-cell office:value-type="float" office:value="39.441" calcext:value-type="float">
            <text:p>39.441</text:p>
          </table:table-cell>
          <table:table-cell office:value-type="float" office:value="0.103" calcext:value-type="float">
            <text:p>0.103</text:p>
          </table:table-cell>
          <table:table-cell office:value-type="float" office:value="39.338" calcext:value-type="float">
            <text:p>39.338</text:p>
          </table:table-cell>
          <table:table-cell office:value-type="float" office:value="2936" calcext:value-type="float">
            <text:p>2936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0" calcext:value-type="float">
            <text:p>0</text:p>
          </table:table-cell>
          <table:table-cell office:value-type="float" office:value="262138" calcext:value-type="float">
            <text:p>262138</text:p>
          </table:table-cell>
          <table:table-cell office:value-type="float" office:value="19" calcext:value-type="float">
            <text:p>19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AVERAGE([.C7:.C11])" office:value-type="float" office:value="38.8282" calcext:value-type="float">
            <text:p>38.828</text:p>
          </table:table-cell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Sequential</text:p>
          </table:table-cell>
          <table:table-cell office:value-type="float" office:value="39.325" calcext:value-type="float">
            <text:p>39.325</text:p>
          </table:table-cell>
          <table:table-cell office:value-type="float" office:value="0.075" calcext:value-type="float">
            <text:p>0.075</text:p>
          </table:table-cell>
          <table:table-cell office:value-type="float" office:value="39.25" calcext:value-type="float">
            <text:p>39.25</text:p>
          </table:table-cell>
          <table:table-cell office:value-type="float" office:value="2880" calcext:value-type="float">
            <text:p>2880</text:p>
          </table:table-cell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0" calcext:value-type="float">
            <text:p>0</text:p>
          </table:table-cell>
          <table:table-cell office:value-type="float" office:value="262139" calcext:value-type="float">
            <text:p>262139</text:p>
          </table:table-cell>
          <table:table-cell office:value-type="float" office:value="9" calcext:value-type="float">
            <text:p>9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TDEV([.C7:.C11])" office:value-type="float" office:value="0.837178415870836" calcext:value-type="float">
            <text:p>0.837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Sequential</text:p>
          </table:table-cell>
          <table:table-cell office:value-type="float" office:value="39.723" calcext:value-type="float">
            <text:p>39.723</text:p>
          </table:table-cell>
          <table:table-cell office:value-type="float" office:value="0.078" calcext:value-type="float">
            <text:p>0.078</text:p>
          </table:table-cell>
          <table:table-cell office:value-type="float" office:value="39.645" calcext:value-type="float">
            <text:p>39.645</text:p>
          </table:table-cell>
          <table:table-cell office:value-type="float" office:value="2852" calcext:value-type="float">
            <text:p>2852</text:p>
          </table:table-cell>
          <table:table-cell office:value-type="float" office:value="596" calcext:value-type="float">
            <text:p>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62136" calcext:value-type="float">
            <text:p>262136</text:p>
          </table:table-cell>
          <table:table-cell office:value-type="float" office:value="13" calcext:value-type="float">
            <text:p>13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Sequential</text:p>
          </table:table-cell>
          <table:table-cell office:value-type="float" office:value="39.758" calcext:value-type="float">
            <text:p>39.758</text:p>
          </table:table-cell>
          <table:table-cell office:value-type="float" office:value="0.098" calcext:value-type="float">
            <text:p>0.098</text:p>
          </table:table-cell>
          <table:table-cell office:value-type="float" office:value="39.659" calcext:value-type="float">
            <text:p>39.659</text:p>
          </table:table-cell>
          <table:table-cell office:value-type="float" office:value="2880" calcext:value-type="float">
            <text:p>2880</text:p>
          </table:table-cell>
          <table:table-cell office:value-type="float" office:value="595" calcext:value-type="float">
            <text:p>5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62154" calcext:value-type="float">
            <text:p>262154</text:p>
          </table:table-cell>
          <table:table-cell office:value-type="float" office:value="14" calcext:value-type="float">
            <text:p>14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AVERAGE([.C12:.C16])" office:value-type="float" office:value="38.1542" calcext:value-type="float">
            <text:p>38.154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Sequential</text:p>
          </table:table-cell>
          <table:table-cell office:value-type="float" office:value="38.351" calcext:value-type="float">
            <text:p>38.351</text:p>
          </table:table-cell>
          <table:table-cell office:value-type="float" office:value="0.086" calcext:value-type="float">
            <text:p>0.086</text:p>
          </table:table-cell>
          <table:table-cell office:value-type="float" office:value="38.265" calcext:value-type="float">
            <text:p>38.265</text:p>
          </table:table-cell>
          <table:table-cell office:value-type="float" office:value="2908" calcext:value-type="float">
            <text:p>2908</text:p>
          </table:table-cell>
          <table:table-cell office:value-type="float" office:value="596" calcext:value-type="float">
            <text:p>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62140" calcext:value-type="float">
            <text:p>262140</text:p>
          </table:table-cell>
          <table:table-cell office:value-type="float" office:value="16" calcext:value-type="float">
            <text:p>16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TDEV([.C12:.C16])" office:value-type="float" office:value="0.180081092844307" calcext:value-type="float">
            <text:p>0.180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Sequential</text:p>
          </table:table-cell>
          <table:table-cell office:value-type="float" office:value="38.192" calcext:value-type="float">
            <text:p>38.192</text:p>
          </table:table-cell>
          <table:table-cell office:value-type="float" office:value="0.106" calcext:value-type="float">
            <text:p>0.106</text:p>
          </table:table-cell>
          <table:table-cell office:value-type="float" office:value="38.085" calcext:value-type="float">
            <text:p>38.085</text:p>
          </table:table-cell>
          <table:table-cell office:value-type="float" office:value="2884" calcext:value-type="float">
            <text:p>2884</text:p>
          </table:table-cell>
          <table:table-cell office:value-type="float" office:value="597" calcext:value-type="float">
            <text:p>5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62137" calcext:value-type="float">
            <text:p>262137</text:p>
          </table:table-cell>
          <table:table-cell office:value-type="float" office:value="17" calcext:value-type="float">
            <text:p>17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Sequential</text:p>
          </table:table-cell>
          <table:table-cell office:value-type="float" office:value="38.117" calcext:value-type="float">
            <text:p>38.117</text:p>
          </table:table-cell>
          <table:table-cell office:value-type="float" office:value="0.118" calcext:value-type="float">
            <text:p>0.118</text:p>
          </table:table-cell>
          <table:table-cell office:value-type="float" office:value="37.999" calcext:value-type="float">
            <text:p>37.999</text:p>
          </table:table-cell>
          <table:table-cell office:value-type="float" office:value="2880" calcext:value-type="float">
            <text:p>2880</text:p>
          </table:table-cell>
          <table:table-cell office:value-type="float" office:value="597" calcext:value-type="float">
            <text:p>5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62135" calcext:value-type="float">
            <text:p>262135</text:p>
          </table:table-cell>
          <table:table-cell office:value-type="float" office:value="22" calcext:value-type="float">
            <text:p>22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AVERAGE([.C17:.C21])" office:value-type="float" office:value="37.9862" calcext:value-type="float">
            <text:p>37.986</text:p>
          </table:table-cell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Random</text:p>
          </table:table-cell>
          <table:table-cell office:value-type="float" office:value="38.166" calcext:value-type="float">
            <text:p>38.166</text:p>
          </table:table-cell>
          <table:table-cell office:value-type="float" office:value="0.107" calcext:value-type="float">
            <text:p>0.107</text:p>
          </table:table-cell>
          <table:table-cell office:value-type="float" office:value="38.059" calcext:value-type="float">
            <text:p>38.059</text:p>
          </table:table-cell>
          <table:table-cell office:value-type="float" office:value="2880" calcext:value-type="float">
            <text:p>2880</text:p>
          </table:table-cell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0" calcext:value-type="float">
            <text:p>0</text:p>
          </table:table-cell>
          <table:table-cell office:value-type="float" office:value="262137" calcext:value-type="float">
            <text:p>262137</text:p>
          </table:table-cell>
          <table:table-cell office:value-type="float" office:value="24" calcext:value-type="float">
            <text:p>24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TDEV([.C17:.C21])" office:value-type="float" office:value="0.214337817475125" calcext:value-type="float">
            <text:p>0.214</text:p>
          </table:table-cell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Random</text:p>
          </table:table-cell>
          <table:table-cell office:value-type="float" office:value="38.224" calcext:value-type="float">
            <text:p>38.224</text:p>
          </table:table-cell>
          <table:table-cell office:value-type="float" office:value="0.116" calcext:value-type="float">
            <text:p>0.116</text:p>
          </table:table-cell>
          <table:table-cell office:value-type="float" office:value="38.108" calcext:value-type="float">
            <text:p>38.108</text:p>
          </table:table-cell>
          <table:table-cell office:value-type="float" office:value="2928" calcext:value-type="float">
            <text:p>2928</text:p>
          </table:table-cell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0" calcext:value-type="float">
            <text:p>0</text:p>
          </table:table-cell>
          <table:table-cell office:value-type="float" office:value="262138" calcext:value-type="float">
            <text:p>262138</text:p>
          </table:table-cell>
          <table:table-cell office:value-type="float" office:value="15" calcext:value-type="float">
            <text:p>1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Random</text:p>
          </table:table-cell>
          <table:table-cell office:value-type="float" office:value="38.32" calcext:value-type="float">
            <text:p>38.32</text:p>
          </table:table-cell>
          <table:table-cell office:value-type="float" office:value="0.135" calcext:value-type="float">
            <text:p>0.135</text:p>
          </table:table-cell>
          <table:table-cell office:value-type="float" office:value="38.185" calcext:value-type="float">
            <text:p>38.185</text:p>
          </table:table-cell>
          <table:table-cell office:value-type="float" office:value="2928" calcext:value-type="float">
            <text:p>2928</text:p>
          </table:table-cell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0" calcext:value-type="float">
            <text:p>0</text:p>
          </table:table-cell>
          <table:table-cell office:value-type="float" office:value="262130" calcext:value-type="float">
            <text:p>262130</text:p>
          </table:table-cell>
          <table:table-cell office:value-type="float" office:value="16" calcext:value-type="float">
            <text:p>16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Random</text:p>
          </table:table-cell>
          <table:table-cell office:value-type="float" office:value="38.213" calcext:value-type="float">
            <text:p>38.213</text:p>
          </table:table-cell>
          <table:table-cell office:value-type="float" office:value="0.141" calcext:value-type="float">
            <text:p>0.141</text:p>
          </table:table-cell>
          <table:table-cell office:value-type="float" office:value="38.071" calcext:value-type="float">
            <text:p>38.071</text:p>
          </table:table-cell>
          <table:table-cell office:value-type="float" office:value="2920" calcext:value-type="float">
            <text:p>2920</text:p>
          </table:table-cell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0" calcext:value-type="float">
            <text:p>0</text:p>
          </table:table-cell>
          <table:table-cell office:value-type="float" office:value="262134" calcext:value-type="float">
            <text:p>262134</text:p>
          </table:table-cell>
          <table:table-cell office:value-type="float" office:value="14" calcext:value-type="float">
            <text:p>14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Random</text:p>
          </table:table-cell>
          <table:table-cell office:value-type="float" office:value="37.848" calcext:value-type="float">
            <text:p>37.848</text:p>
          </table:table-cell>
          <table:table-cell office:value-type="float" office:value="0.086" calcext:value-type="float">
            <text:p>0.086</text:p>
          </table:table-cell>
          <table:table-cell office:value-type="float" office:value="37.762" calcext:value-type="float">
            <text:p>37.762</text:p>
          </table:table-cell>
          <table:table-cell office:value-type="float" office:value="2880" calcext:value-type="float">
            <text:p>2880</text:p>
          </table:table-cell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0" calcext:value-type="float">
            <text:p>0</text:p>
          </table:table-cell>
          <table:table-cell office:value-type="float" office:value="262131" calcext:value-type="float">
            <text:p>262131</text:p>
          </table:table-cell>
          <table:table-cell office:value-type="float" office:value="10" calcext:value-type="float">
            <text:p>1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Random</text:p>
          </table:table-cell>
          <table:table-cell office:value-type="float" office:value="37.867" calcext:value-type="float">
            <text:p>37.867</text:p>
          </table:table-cell>
          <table:table-cell office:value-type="float" office:value="0.122" calcext:value-type="float">
            <text:p>0.122</text:p>
          </table:table-cell>
          <table:table-cell office:value-type="float" office:value="37.745" calcext:value-type="float">
            <text:p>37.745</text:p>
          </table:table-cell>
          <table:table-cell office:value-type="float" office:value="2932" calcext:value-type="float">
            <text:p>2932</text:p>
          </table:table-cell>
          <table:table-cell office:value-type="float" office:value="597" calcext:value-type="float">
            <text:p>5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62133" calcext:value-type="float">
            <text:p>262133</text:p>
          </table:table-cell>
          <table:table-cell office:value-type="float" office:value="14" calcext:value-type="float">
            <text:p>14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Random</text:p>
          </table:table-cell>
          <table:table-cell office:value-type="float" office:value="37.681" calcext:value-type="float">
            <text:p>37.681</text:p>
          </table:table-cell>
          <table:table-cell office:value-type="float" office:value="0.11" calcext:value-type="float">
            <text:p>0.11</text:p>
          </table:table-cell>
          <table:table-cell office:value-type="float" office:value="37.571" calcext:value-type="float">
            <text:p>37.571</text:p>
          </table:table-cell>
          <table:table-cell office:value-type="float" office:value="2876" calcext:value-type="float">
            <text:p>2876</text:p>
          </table:table-cell>
          <table:table-cell office:value-type="float" office:value="596" calcext:value-type="float">
            <text:p>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62135" calcext:value-type="float">
            <text:p>262135</text:p>
          </table:table-cell>
          <table:table-cell office:value-type="float" office:value="15" calcext:value-type="float">
            <text:p>1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Random</text:p>
          </table:table-cell>
          <table:table-cell office:value-type="float" office:value="38.05" calcext:value-type="float">
            <text:p>38.05</text:p>
          </table:table-cell>
          <table:table-cell office:value-type="float" office:value="0.074" calcext:value-type="float">
            <text:p>0.074</text:p>
          </table:table-cell>
          <table:table-cell office:value-type="float" office:value="37.976" calcext:value-type="float">
            <text:p>37.976</text:p>
          </table:table-cell>
          <table:table-cell office:value-type="float" office:value="2884" calcext:value-type="float">
            <text:p>2884</text:p>
          </table:table-cell>
          <table:table-cell office:value-type="float" office:value="596" calcext:value-type="float">
            <text:p>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62140" calcext:value-type="float">
            <text:p>262140</text:p>
          </table:table-cell>
          <table:table-cell office:value-type="float" office:value="12" calcext:value-type="float">
            <text:p>12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Random</text:p>
          </table:table-cell>
          <table:table-cell office:value-type="float" office:value="38.106" calcext:value-type="float">
            <text:p>38.106</text:p>
          </table:table-cell>
          <table:table-cell office:value-type="float" office:value="0.096" calcext:value-type="float">
            <text:p>0.096</text:p>
          </table:table-cell>
          <table:table-cell office:value-type="float" office:value="38.009" calcext:value-type="float">
            <text:p>38.009</text:p>
          </table:table-cell>
          <table:table-cell office:value-type="float" office:value="2876" calcext:value-type="float">
            <text:p>2876</text:p>
          </table:table-cell>
          <table:table-cell office:value-type="float" office:value="595" calcext:value-type="float">
            <text:p>5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62135" calcext:value-type="float">
            <text:p>262135</text:p>
          </table:table-cell>
          <table:table-cell office:value-type="float" office:value="7" calcext:value-type="float">
            <text:p>7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Random</text:p>
          </table:table-cell>
          <table:table-cell office:value-type="float" office:value="38.227" calcext:value-type="float">
            <text:p>38.227</text:p>
          </table:table-cell>
          <table:table-cell office:value-type="float" office:value="0.131" calcext:value-type="float">
            <text:p>0.131</text:p>
          </table:table-cell>
          <table:table-cell office:value-type="float" office:value="38.096" calcext:value-type="float">
            <text:p>38.096</text:p>
          </table:table-cell>
          <table:table-cell office:value-type="float" office:value="2932" calcext:value-type="float">
            <text:p>2932</text:p>
          </table:table-cell>
          <table:table-cell office:value-type="float" office:value="599" calcext:value-type="float">
            <text:p>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62135" calcext:value-type="float">
            <text:p>262135</text:p>
          </table:table-cell>
          <table:table-cell office:value-type="float" office:value="11" calcext:value-type="float">
            <text:p>11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25T21:01:38.814555015</dc:date>
    <meta:editing-duration>PT5M18S</meta:editing-duration>
    <meta:editing-cycles>1</meta:editing-cycles>
    <meta:document-statistic meta:table-count="1" meta:cell-count="302" meta:object-count="0"/>
    <meta:generator>LibreOffice/7.3.7.2$Linux_X86_64 LibreOffice_project/30$Build-2</meta:generator>
  </office:meta>
</office:document-meta>
</file>